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a4b9c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a4b9c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a4b9c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a4b9c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a4b9c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a4b9c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a4b9c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a4b9c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a4b9c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a4b9c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a4b9c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a4b9c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a4b9c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a4b9c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a4b9c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a4b9c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a4b9c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Alex Miguel del Jesús Bermúdez Villarroel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4/9/2013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311776525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5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Yolys Margarita Villarroel de Bermúd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177652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23.94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80" meta:character-count="1192" meta:non-whitespace-character-count="1021"/>
    <meta:template xlink:type="simple" xlink:actuate="onRequest" xlink:title="Normal" xlink:href=""/>
  </office:meta>
</office:document-meta>
</file>